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fce5" officeooo:paragraph-rsid="0004fce5"/>
    </style:style>
    <style:style style:name="P2" style:family="paragraph" style:parent-style-name="Standard">
      <style:text-properties officeooo:rsid="0004fce5" officeooo:paragraph-rsid="000555a9"/>
    </style:style>
    <style:style style:name="P3" style:family="paragraph" style:parent-style-name="Standard">
      <style:text-properties officeooo:rsid="000555a9" officeooo:paragraph-rsid="000555a9"/>
    </style:style>
    <style:style style:name="P4" style:family="paragraph" style:parent-style-name="Standard">
      <style:text-properties officeooo:rsid="0005c8f7" officeooo:paragraph-rsid="0005c8f7"/>
    </style:style>
    <style:style style:name="P5" style:family="paragraph" style:parent-style-name="Standard" style:list-style-name="L1">
      <style:text-properties officeooo:rsid="0004fce5" officeooo:paragraph-rsid="000555a9"/>
    </style:style>
    <style:style style:name="P6" style:family="paragraph" style:parent-style-name="Standard">
      <style:text-properties officeooo:rsid="0004fce5" officeooo:paragraph-rsid="0004fce5"/>
    </style:style>
    <style:style style:name="P7" style:family="paragraph" style:parent-style-name="Standard" style:list-style-name="L2">
      <style:text-properties officeooo:rsid="000555a9" officeooo:paragraph-rsid="000555a9"/>
    </style:style>
    <style:style style:name="P8" style:family="paragraph" style:parent-style-name="Standard" style:list-style-name="L2">
      <style:text-properties officeooo:rsid="000a178e" officeooo:paragraph-rsid="000a178e"/>
    </style:style>
    <style:style style:name="P9" style:family="paragraph" style:parent-style-name="Standard" style:list-style-name="L3">
      <style:text-properties officeooo:paragraph-rsid="0005c8f7"/>
    </style:style>
    <style:style style:name="P10" style:family="paragraph" style:parent-style-name="Standard" style:list-style-name="L3">
      <style:text-properties officeooo:rsid="0005c8f7" officeooo:paragraph-rsid="0005c8f7"/>
    </style:style>
    <style:style style:name="P11" style:family="paragraph" style:parent-style-name="Standard" style:list-style-name="L3">
      <style:text-properties officeooo:rsid="0005c8f7" officeooo:paragraph-rsid="0006f0ee"/>
    </style:style>
    <style:style style:name="P12" style:family="paragraph" style:parent-style-name="Standard" style:list-style-name="L3">
      <style:text-properties officeooo:rsid="0006f0ee" officeooo:paragraph-rsid="0006f0ee"/>
    </style:style>
    <style:style style:name="P13" style:family="paragraph" style:parent-style-name="Standard" style:list-style-name="L3">
      <style:text-properties officeooo:rsid="0009764e" officeooo:paragraph-rsid="0009764e"/>
    </style:style>
    <style:style style:name="T1" style:family="text">
      <style:text-properties officeooo:rsid="0005c8f7"/>
    </style:style>
    <style:style style:name="T2" style:family="text">
      <style:text-properties officeooo:rsid="0006f0ee"/>
    </style:style>
    <style:style style:name="T3" style:family="text">
      <style:text-properties officeooo:rsid="0009764e"/>
    </style:style>
    <style:style style:name="T4" style:family="text">
      <style:text-properties officeooo:rsid="000a178e"/>
    </style:style>
    <style:style style:name="T5" style:family="text">
      <style:text-properties officeooo:rsid="000a69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mpesa: <text:tab/>Plan Vital</text:p>
      <text:p text:style-name="P1">Proyecto: <text:tab/>Automatizació<text:span text:style-name="T5">n</text:span> de Gestión de Contratos</text:p>
      <text:p text:style-name="P1">Fecha inicio: <text:s text:c="2"/><text:tab/>28/06/2015</text:p>
      <text:p text:style-name="P1">Fecha conclusión:<text:tab/>02/07/2015</text:p>
      <text:p text:style-name="P1"/>
      <text:p text:style-name="P2">Objetivos: </text:p>
      <text:list xml:id="list2020055001288017101" text:style-name="L1">
        <text:list-item>
          <text:p text:style-name="P5">Identificar las etapas que conforman el módulo de Gestión de contratos.</text:p>
        </text:list-item>
      </text:list>
      <text:p text:style-name="P1"/>
      <text:p text:style-name="P3">Objentivos Especificos:</text:p>
      <text:list xml:id="list5486597198877955171" text:style-name="L2">
        <text:list-item>
          <text:p text:style-name="P7">Identificar las salidas actuales de CRM</text:p>
        </text:list-item>
        <text:list-item>
          <text:p text:style-name="P7">Identificar a Actores de Procesos</text:p>
        </text:list-item>
        <text:list-item>
          <text:p text:style-name="P7">Identificar funciones.</text:p>
        </text:list-item>
        <text:list-item>
          <text:p text:style-name="P7">Id<text:span text:style-name="T4">e</text:span>ntificar estados de instancias.</text:p>
        </text:list-item>
        <text:list-item>
          <text:p text:style-name="P8">Generar un flujo de procesos</text:p>
        </text:list-item>
      </text:list>
      <text:p text:style-name="P4">Preguntas:</text:p>
      <text:p text:style-name="P4"/>
      <text:list xml:id="list1897330045767286247" text:style-name="L3">
        <text:list-item>
          <text:p text:style-name="P10">¿Se cuenta con un estructura organizacional definida y formalizada?</text:p>
          <text:p text:style-name="P9"><text:s/><text:span text:style-name="T1">SI___, NO____</text:span></text:p>
          <text:p text:style-name="P9"/>
          <text:p text:style-name="P10"><text:s/>De ser positiva la respuesta solicite la estructura organizacional y comprometa su entrega:</text:p>
        </text:list-item>
      </text:list>
      <text:p text:style-name="P4"><text:tab/> Responsable <text:s text:c="4"/>:_________________________________</text:p>
      <text:p text:style-name="P4"><text:tab/> Fecha_solicitud:_________________________________</text:p>
      <text:p text:style-name="P4"><text:tab/> Fecha_entrega <text:s/>:_________________________________</text:p>
      <text:p text:style-name="P4"/>
      <text:list xml:id="list175446422007993" text:continue-numbering="true" text:style-name="L3">
        <text:list-header>
          <text:p text:style-name="P10"><text:s/></text:p>
        </text:list-header>
        <text:list-item>
          <text:p text:style-name="P10">Defina el concepto operativo de un contrato <text:span text:style-name="T3">(homologación de términos)</text:span>.</text:p>
        </text:list-item>
      </text:list>
      <text:p text:style-name="P4"/>
      <text:p text:style-name="P4"/>
      <text:p text:style-name="P4"/>
      <text:list xml:id="list175447005116685" text:continue-numbering="true" text:style-name="L3">
        <text:list-item>
          <text:p text:style-name="P10">Indique, en la actualidad, ¿en cuántos pasos se genera un contrato indicado los tiempos aproximados? (Obtención de linea-base).</text:p>
        </text:list-item>
      </text:list>
      <text:p text:style-name="P4"/>
      <text:p text:style-name="P4"/>
      <text:list xml:id="list175446080485058" text:continue-numbering="true" text:style-name="L3">
        <text:list-header>
          <text:p text:style-name="P10"><text:s/></text:p>
        </text:list-header>
        <text:list-item>
          <text:p text:style-name="P10">Indique, en la actualidad, ¿Cuantos actores participan durante la <text:span text:style-name="T3">formalización</text:span> de un contrato? Indicar en número y en base a las Estuctura organizacional (Cargo-Función)</text:p>
        </text:list-item>
      </text:list>
      <text:p text:style-name="P4"><text:tab/></text:p>
      <text:p text:style-name="P4"/>
      <text:list xml:id="list175446930968215" text:continue-numbering="true" text:style-name="L3">
        <text:list-item>
          <text:p text:style-name="P10">En base a las preguntas 3 y 4: ¿Estos pasos <text:s/>estan?</text:p>
          <text:p text:style-name="P10">a) Definidos <text:span text:style-name="T2">y formalizados</text:span></text:p>
          <text:p text:style-name="P11">b) En desarrollo <text:span text:style-name="T2">y ajuntes.</text:span></text:p>
          <text:p text:style-name="P11"/>
          <text:p text:style-name="P12">Si su respuesta fue la (b) indicar ¿cuáles son las causas? </text:p>
          <text:p text:style-name="P12"/>
          <text:p text:style-name="P11"/>
          <text:p text:style-name="P10"/>
          <text:p text:style-name="P13"/>
        </text:list-item>
      </text:list>
      <text:p text:style-name="P4"/>
      <text:list xml:id="list175445571193196" text:continue-list="list5486597198877955171" text:style-name="L2">
        <text:list-header>
          <text:p text:style-name="P7"/>
          <text:p text:style-name="P7"><text:s/></text:p>
        </text:list-header>
      </text:list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09:42:46.037732027</meta:creation-date>
    <dc:date>2015-06-29T17:54:45.268724225</dc:date>
    <meta:editing-duration>PT17M18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31" meta:word-count="177" meta:character-count="1275" meta:non-whitespace-character-count="1112"/>
  </office:meta>
</office:document-meta>
</file>